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Arial4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a1" style:family="table">
      <style:table-properties style:width="16.611cm" fo:margin-left="0cm" table:align="left" style:writing-mode="lr-tb"/>
    </style:style>
    <style:style style:name="Tabula1.A" style:family="table-column">
      <style:table-column-properties style:column-width="14.921cm"/>
    </style:style>
    <style:style style:name="Tabula1.B" style:family="table-column">
      <style:table-column-properties style:column-width="1.69cm"/>
    </style:style>
    <style:style style:name="Tabula1.1" style:family="table-row">
      <style:table-row-properties fo:keep-together="auto"/>
    </style:style>
    <style:style style:name="Tabula1.A1" style:family="table-cell">
      <style:table-cell-properties style:vertical-align="top" fo:padding="0cm" fo:border="none" style:writing-mode="lr-tb"/>
    </style:style>
    <style:style style:name="Tabula1.B1" style:family="table-cell">
      <style:table-cell-properties style:vertical-align="top" fo:padding="0.191cm" fo:border="0.05pt solid #000000" style:writing-mode="lr-tb"/>
    </style:style>
    <style:style style:name="Tabula1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paragraph-rsid="006b0e1b" style:font-size-asian="12pt" style:font-name-complex="Arial4" style:font-size-complex="12pt" style:font-weight-complex="bold"/>
    </style:style>
    <style:style style:name="P2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1" fo:font-size="12pt" fo:font-weight="bold" officeooo:rsid="0055bfc3" style:font-size-asian="12pt" style:font-weight-asian="bold" style:font-name-complex="Arial4" style:font-size-complex="12pt" style:font-weight-complex="bold"/>
    </style:style>
    <style:style style:name="P3" style:family="paragraph" style:parent-style-name="Table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style:font-size-asian="12pt" style:font-name-complex="Arial4" style:font-size-complex="12pt" style:font-weight-complex="bold"/>
    </style:style>
    <style:style style:name="P4" style:family="paragraph" style:parent-style-name="Standard">
      <style:text-properties style:use-window-font-color="true" style:font-name="Arial1" fo:font-size="12pt" officeooo:rsid="00218e53" officeooo:paragraph-rsid="002b522a" style:font-size-asian="12pt" style:font-name-complex="Arial4" style:font-size-complex="12pt" style:font-weight-complex="bold"/>
    </style:style>
    <style:style style:name="P5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style:font-name="Arial1" fo:font-size="12pt" style:font-size-asian="12pt" style:font-name-complex="Arial4" style:font-size-complex="12pt"/>
    </style:style>
    <style:style style:name="P6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bbcada" style:font-size-asian="12pt" style:font-name-complex="Arial1" style:font-size-complex="12pt"/>
    </style:style>
    <style:style style:name="P7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bcdfc8" style:font-size-asian="12pt" style:font-name-complex="Arial1" style:font-size-complex="12pt"/>
    </style:style>
    <style:style style:name="P8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8e50c6" style:font-size-asian="12pt" style:font-name-complex="Arial1" style:font-size-complex="12pt"/>
    </style:style>
    <style:style style:name="P9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cc0f46" style:font-size-asian="12pt" style:font-name-complex="Arial1" style:font-size-complex="12pt"/>
    </style:style>
    <style:style style:name="P10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bdca37" style:font-size-asian="12pt" style:font-name-complex="Arial1" style:font-size-complex="12pt"/>
    </style:style>
    <style:style style:name="P11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e50c6" officeooo:paragraph-rsid="00dcdc65" style:font-size-asian="12pt" style:font-name-complex="Arial1" style:font-size-complex="12pt"/>
    </style:style>
    <style:style style:name="P12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9c9760" officeooo:paragraph-rsid="009c9760" style:font-size-asian="12pt" style:font-name-complex="Arial1" style:font-size-complex="12pt"/>
    </style:style>
    <style:style style:name="P13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f6c8f" officeooo:paragraph-rsid="008f6c8f" style:font-size-asian="12pt" style:font-name-complex="Arial1" style:font-size-complex="12pt"/>
    </style:style>
    <style:style style:name="P14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f6c8f" officeooo:paragraph-rsid="00c2fb00" style:font-size-asian="12pt" style:font-name-complex="Arial1" style:font-size-complex="12pt"/>
    </style:style>
    <style:style style:name="P15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8f6c8f" officeooo:paragraph-rsid="00a390c8" style:font-size-asian="12pt" style:font-name-complex="Arial1" style:font-size-complex="12pt"/>
    </style:style>
    <style:style style:name="P16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c13472" officeooo:paragraph-rsid="008f6c8f" style:font-size-asian="12pt" style:font-name-complex="Arial1" style:font-size-complex="12pt"/>
    </style:style>
    <style:style style:name="P17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99f0d8" officeooo:paragraph-rsid="0099f0d8" style:font-size-asian="12pt" style:font-name-complex="Arial1" style:font-size-complex="12pt"/>
    </style:style>
    <style:style style:name="P18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a9cb7" officeooo:paragraph-rsid="00aa9cb7" style:font-size-asian="12pt" style:font-name-complex="Arial1" style:font-size-complex="12pt"/>
    </style:style>
    <style:style style:name="P19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a9cb7" officeooo:paragraph-rsid="00c2fb00" style:font-size-asian="12pt" style:font-name-complex="Arial1" style:font-size-complex="12pt"/>
    </style:style>
    <style:style style:name="P20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b5268" officeooo:paragraph-rsid="00c2fb00" style:font-size-asian="12pt" style:font-name-complex="Arial1" style:font-size-complex="12pt"/>
    </style:style>
    <style:style style:name="P21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cb1d6" officeooo:paragraph-rsid="00acb1d6" style:font-size-asian="12pt" style:font-name-complex="Arial1" style:font-size-complex="12pt"/>
    </style:style>
    <style:style style:name="P22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cb1d6" officeooo:paragraph-rsid="00c70b01" style:font-size-asian="12pt" style:font-name-complex="Arial1" style:font-size-complex="12pt"/>
    </style:style>
    <style:style style:name="P23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officeooo:rsid="00ae1fbe" officeooo:paragraph-rsid="00c70b01" style:font-size-asian="12pt" style:font-name-complex="Arial1" style:font-size-complex="12pt"/>
    </style:style>
    <style:style style:name="P24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8e50c6" officeooo:paragraph-rsid="00cc0f46" style:font-size-asian="12pt" style:font-weight-asian="normal" style:font-name-complex="Arial1" style:font-size-complex="12pt" style:font-weight-complex="normal"/>
    </style:style>
    <style:style style:name="P25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b055cb" officeooo:paragraph-rsid="00b055cb" style:font-size-asian="12pt" style:font-weight-asian="normal" style:font-name-complex="Arial1" style:font-size-complex="12pt" style:font-weight-complex="normal"/>
    </style:style>
    <style:style style:name="P26" style:family="paragraph" style:parent-style-name="Normal_20__28_Web_29_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b055cb" officeooo:paragraph-rsid="00c8107b" style:font-size-asian="12pt" style:font-weight-asian="normal" style:font-name-complex="Arial1" style:font-size-complex="12pt" style:font-weight-complex="normal"/>
    </style:style>
    <style:style style:name="P27" style:family="paragraph" style:parent-style-name="Standard" style:list-style-name="L1">
      <style:text-properties style:font-name="Arial1" officeooo:rsid="002fae57" officeooo:paragraph-rsid="002fae57"/>
    </style:style>
    <style:style style:name="P28" style:family="paragraph" style:parent-style-name="Standard" style:list-style-name="L1">
      <style:paragraph-properties fo:margin-top="0cm" fo:margin-bottom="0cm" loext:contextual-spacing="false">
        <style:tab-stops>
          <style:tab-stop style:position="1.409cm"/>
          <style:tab-stop style:position="15.286cm"/>
        </style:tab-stops>
      </style:paragraph-properties>
      <style:text-properties style:use-window-font-color="true" style:font-name="Arial1" fo:font-size="12pt" fo:font-weight="normal" officeooo:rsid="008e50c6" officeooo:paragraph-rsid="00c9e45d" style:font-size-asian="12pt" style:font-weight-asian="normal" style:font-name-complex="Arial4" style:font-size-complex="12pt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>
        <style:tab-stops>
          <style:tab-stop style:position="1.409cm"/>
          <style:tab-stop style:position="14.894cm"/>
        </style:tab-stops>
      </style:paragraph-properties>
      <style:text-properties style:use-window-font-color="true" style:font-name="Arial1" fo:font-size="12pt" officeooo:paragraph-rsid="00cc0f46" style:font-size-asian="12pt" style:font-name-complex="Arial4" style:font-size-complex="12pt" style:font-weight-complex="bold"/>
    </style:style>
    <style:style style:name="P30" style:family="paragraph" style:parent-style-name="Table" style:list-style-name="L1">
      <style:text-properties style:font-name="Arial1" fo:font-weight="normal" officeooo:paragraph-rsid="00cc0f46" style:font-weight-asian="normal" style:font-weight-complex="normal"/>
    </style:style>
    <style:style style:name="P31" style:family="paragraph" style:parent-style-name="Table" style:list-style-name="L1">
      <style:text-properties style:font-name="Arial1" officeooo:paragraph-rsid="00d02346"/>
    </style:style>
    <style:style style:name="P32" style:family="paragraph" style:parent-style-name="Table" style:list-style-name="L1">
      <style:text-properties style:use-window-font-color="true" style:font-name="Arial1" fo:font-size="12pt" officeooo:paragraph-rsid="00cc0f46" style:font-size-asian="12pt" style:font-size-complex="12pt"/>
    </style:style>
    <style:style style:name="P33" style:family="paragraph" style:parent-style-name="Table" style:list-style-name="L1">
      <style:text-properties style:use-window-font-color="true" style:font-name="Arial1" fo:font-size="12pt" officeooo:rsid="00c9e45d" officeooo:paragraph-rsid="00cc0f46" style:font-size-asian="12pt" style:font-name-complex="Arial4" style:font-size-complex="12pt"/>
    </style:style>
    <style:style style:name="P34" style:family="paragraph" style:parent-style-name="Table" style:list-style-name="L1">
      <style:text-properties style:use-window-font-color="true" style:font-name="Arial1" fo:font-size="12pt" officeooo:paragraph-rsid="00cc0f46" style:font-size-asian="12pt" style:font-name-complex="Arial4" style:font-size-complex="12pt"/>
    </style:style>
    <style:style style:name="P35" style:family="paragraph" style:parent-style-name="Table" style:list-style-name="L1">
      <style:text-properties style:use-window-font-color="true" style:font-name="Arial1" fo:font-size="12pt" officeooo:rsid="00cdca4b" officeooo:paragraph-rsid="00cdca4b" style:font-size-asian="12pt" style:font-name-complex="Arial4" style:font-size-complex="12pt"/>
    </style:style>
    <style:style style:name="P36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2fae57" officeooo:paragraph-rsid="00203fc4" style:font-size-asian="12pt" style:font-name-complex="Arial4" style:font-size-complex="12pt" style:font-weight-complex="bold"/>
    </style:style>
    <style:style style:name="P37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28b01" officeooo:paragraph-rsid="00728b01" style:font-size-asian="12pt" style:font-name-complex="Arial4" style:font-size-complex="12pt" style:font-weight-complex="bold"/>
    </style:style>
    <style:style style:name="P38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3dab3" officeooo:paragraph-rsid="0073dab3" style:font-size-asian="12pt" style:font-name-complex="Arial4" style:font-size-complex="12pt" style:font-weight-complex="bold"/>
    </style:style>
    <style:style style:name="P39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512cc" officeooo:paragraph-rsid="007512cc" style:font-size-asian="12pt" style:font-name-complex="Arial4" style:font-size-complex="12pt" style:font-weight-complex="bold"/>
    </style:style>
    <style:style style:name="P40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5669a" officeooo:paragraph-rsid="0075669a" style:font-size-asian="12pt" style:font-name-complex="Arial4" style:font-size-complex="12pt" style:font-weight-complex="bold"/>
    </style:style>
    <style:style style:name="P41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5669a" officeooo:paragraph-rsid="00838c27" style:font-size-asian="12pt" style:font-name-complex="Arial4" style:font-size-complex="12pt" style:font-weight-complex="bold"/>
    </style:style>
    <style:style style:name="P42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acbeb" officeooo:paragraph-rsid="007acbeb" style:font-size-asian="12pt" style:font-name-complex="Arial4" style:font-size-complex="12pt" style:font-weight-complex="bold"/>
    </style:style>
    <style:style style:name="P43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ccbcb" officeooo:paragraph-rsid="007ccbcb" style:font-size-asian="12pt" style:font-name-complex="Arial4" style:font-size-complex="12pt" style:font-weight-complex="bold"/>
    </style:style>
    <style:style style:name="P44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d1f60" officeooo:paragraph-rsid="007d1f60" style:font-size-asian="12pt" style:font-name-complex="Arial4" style:font-size-complex="12pt" style:font-weight-complex="bold"/>
    </style:style>
    <style:style style:name="P45" style:family="paragraph" style:parent-style-name="Table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7d1f60" officeooo:paragraph-rsid="0084db92" style:font-size-asian="12pt" style:font-name-complex="Arial4" style:font-size-complex="12pt" style:font-weight-complex="bold"/>
    </style:style>
    <style:style style:name="P46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8e50c6" officeooo:paragraph-rsid="00bbcada" style:font-size-asian="12pt" style:font-weight-asian="normal" style:font-name-complex="Arial1" style:font-size-complex="12pt" style:font-weight-complex="normal"/>
    </style:style>
    <style:style style:name="P47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9b6ae7" officeooo:paragraph-rsid="00bbcada" style:font-size-asian="12pt" style:font-weight-asian="normal" style:font-name-complex="Arial1" style:font-size-complex="12pt" style:font-weight-complex="normal"/>
    </style:style>
    <style:style style:name="P48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use-window-font-color="true" style:font-name="Arial1" fo:font-size="12pt" fo:font-weight="normal" officeooo:rsid="009bb980" officeooo:paragraph-rsid="00bbcada" style:font-size-asian="12pt" style:font-weight-asian="normal" style:font-name-complex="Arial1" style:font-size-complex="12pt" style:font-weight-complex="normal"/>
    </style:style>
    <style:style style:name="T1" style:family="text">
      <style:text-properties style:use-window-font-color="true" fo:font-size="12pt" officeooo:rsid="00c9e45d" style:font-size-asian="12pt" style:font-name-complex="Arial4" style:font-size-complex="12pt"/>
    </style:style>
    <style:style style:name="T2" style:family="text">
      <style:text-properties style:use-window-font-color="true" fo:font-size="12pt" officeooo:rsid="00d0bc3e" style:font-size-asian="12pt" style:font-name-complex="Arial4" style:font-size-complex="12pt"/>
    </style:style>
    <style:style style:name="T3" style:family="text">
      <style:text-properties style:use-window-font-color="true" fo:font-size="12pt" officeooo:rsid="00d02346" style:font-size-asian="12pt" style:font-name-complex="Arial4" style:font-size-complex="12pt"/>
    </style:style>
    <style:style style:name="T4" style:family="text">
      <style:text-properties style:use-window-font-color="true" fo:font-size="12pt" fo:font-style="normal" officeooo:rsid="00d02346" style:font-size-asian="12pt" style:font-style-asian="italic" style:font-name-complex="Arial4" style:font-size-complex="12pt" style:font-style-complex="italic"/>
    </style:style>
    <style:style style:name="T5" style:family="text">
      <style:text-properties style:use-window-font-color="true" fo:font-size="12pt" fo:font-style="normal" officeooo:rsid="00d0bc3e" style:font-size-asian="12pt" style:font-style-asian="italic" style:font-name-complex="Arial4" style:font-size-complex="12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5bfc3" style:font-weight-asian="bold" style:font-weight-complex="bold"/>
    </style:style>
    <style:style style:name="T8" style:family="text">
      <style:text-properties officeooo:rsid="0072f343"/>
    </style:style>
    <style:style style:name="T9" style:family="text">
      <style:text-properties officeooo:rsid="0075669a"/>
    </style:style>
    <style:style style:name="T10" style:family="text">
      <style:text-properties officeooo:rsid="0076d728"/>
    </style:style>
    <style:style style:name="T11" style:family="text">
      <style:text-properties officeooo:rsid="0078d6dc"/>
    </style:style>
    <style:style style:name="T12" style:family="text">
      <style:text-properties officeooo:rsid="007ccbcb"/>
    </style:style>
    <style:style style:name="T13" style:family="text">
      <style:text-properties officeooo:rsid="007d1f60"/>
    </style:style>
    <style:style style:name="T14" style:family="text">
      <style:text-properties officeooo:rsid="0084f092"/>
    </style:style>
    <style:style style:name="T15" style:family="text">
      <style:text-properties officeooo:rsid="008525a9"/>
    </style:style>
    <style:style style:name="T16" style:family="text">
      <style:text-properties officeooo:rsid="008bd21e"/>
    </style:style>
    <style:style style:name="T17" style:family="text">
      <style:text-properties officeooo:rsid="008c41a1"/>
    </style:style>
    <style:style style:name="T18" style:family="text">
      <style:text-properties officeooo:rsid="00912996"/>
    </style:style>
    <style:style style:name="T19" style:family="text">
      <style:text-properties officeooo:rsid="009b6ae7"/>
    </style:style>
    <style:style style:name="T20" style:family="text">
      <style:text-properties officeooo:rsid="009f3686"/>
    </style:style>
    <style:style style:name="T21" style:family="text">
      <style:text-properties officeooo:rsid="00a08e8b"/>
    </style:style>
    <style:style style:name="T22" style:family="text">
      <style:text-properties officeooo:rsid="00a433dc"/>
    </style:style>
    <style:style style:name="T23" style:family="text">
      <style:text-properties officeooo:rsid="00a82563"/>
    </style:style>
    <style:style style:name="T24" style:family="text">
      <style:text-properties officeooo:rsid="00acb1d6"/>
    </style:style>
    <style:style style:name="T25" style:family="text">
      <style:text-properties officeooo:rsid="00ad8501"/>
    </style:style>
    <style:style style:name="T26" style:family="text">
      <style:text-properties officeooo:rsid="00ae1fbe"/>
    </style:style>
    <style:style style:name="T27" style:family="text">
      <style:text-properties officeooo:rsid="00b063da"/>
    </style:style>
    <style:style style:name="T28" style:family="text">
      <style:text-properties officeooo:rsid="00b2f0ee"/>
    </style:style>
    <style:style style:name="T29" style:family="text">
      <style:text-properties officeooo:rsid="00b8e3c4"/>
    </style:style>
    <style:style style:name="T30" style:family="text">
      <style:text-properties officeooo:rsid="00c28f4b"/>
    </style:style>
    <style:style style:name="T31" style:family="text">
      <style:text-properties officeooo:rsid="00c4900b"/>
    </style:style>
    <style:style style:name="T32" style:family="text">
      <style:text-properties officeooo:rsid="00c684af"/>
    </style:style>
    <style:style style:name="T33" style:family="text">
      <style:text-properties officeooo:rsid="00c70b01"/>
    </style:style>
    <style:style style:name="T34" style:family="text">
      <style:text-properties officeooo:rsid="00c80e86"/>
    </style:style>
    <style:style style:name="T35" style:family="text">
      <style:text-properties officeooo:rsid="00153fc1"/>
    </style:style>
    <style:style style:name="T36" style:family="text">
      <style:text-properties officeooo:rsid="00cbae6b"/>
    </style:style>
    <style:style style:name="T37" style:family="text">
      <style:text-properties officeooo:rsid="00d14c1f"/>
    </style:style>
    <style:style style:name="T38" style:family="text">
      <style:text-properties officeooo:rsid="00d15b97"/>
    </style:style>
    <style:style style:name="T39" style:family="text">
      <style:text-properties officeooo:rsid="00d41c75"/>
    </style:style>
    <style:style style:name="T40" style:family="text">
      <style:text-properties officeooo:rsid="00d42f8a"/>
    </style:style>
    <style:style style:name="T41" style:family="text">
      <style:text-properties officeooo:rsid="00d682dc"/>
    </style:style>
    <style:style style:name="T42" style:family="text">
      <style:text-properties officeooo:rsid="00d68352"/>
    </style:style>
    <style:style style:name="T43" style:family="text">
      <style:text-properties officeooo:rsid="00d9922c"/>
    </style:style>
    <style:style style:name="T44" style:family="text">
      <style:text-properties officeooo:rsid="00c9e4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Knowledge Check </text:span><text:span text:style-name="T7">10</text:span></text:p>
      <text:p text:style-name="P2"/>
      <text:list xml:id="list8702180436426552686" text:style-name="L1">
        <text:list-header>
          <text:p text:style-name="P28"/>
        </text:list-header>
        <text:list-item>
          <text:p text:style-name="P46">Mark <text:span text:style-name="T28">ALL </text:span>appropriate Java web technologies:</text:p>
          <text:list>
            <text:list-item>
              <text:p text:style-name="P47">Java Server Pages (JSP)</text:p>
            </text:list-item>
            <text:list-item>
              <text:p text:style-name="P46"><text:span text:style-name="T19">Java </text:span>Servlet<text:span text:style-name="T19">s</text:span></text:p>
            </text:list-item>
            <text:list-item>
              <text:p text:style-name="P48">Java Web Forms (JWF)</text:p>
            </text:list-item>
            <text:list-item>
              <text:p text:style-name="P47">Java Server Faces (JSF)<text:line-break/></text:p>
            </text:list-item>
          </text:list>
        </text:list-item>
        <text:list-item>
          <text:p text:style-name="P6">Which is NOT Java web application server?</text:p>
          <text:list>
            <text:list-item>
              <text:p text:style-name="P12">WildFly (formerly J<text:span text:style-name="T43">B</text:span>oss)</text:p>
            </text:list-item>
            <text:list-item>
              <text:p text:style-name="P7">Mono</text:p>
            </text:list-item>
            <text:list-item>
              <text:p text:style-name="P8">Jetty</text:p>
            </text:list-item>
            <text:list-item>
              <text:p text:style-name="P9">Tomcat<text:line-break/></text:p>
            </text:list-item>
          </text:list>
          <text:p text:style-name="P29">Which of the following statements are<text:tab/><text:span text:style-name="T35">true/false</text:span></text:p>
        </text:list-item>
      </text:list>
      <table:table table:name="Tabula1" table:style-name="Tabula1">
        <table:table-column table:style-name="Tabula1.A"/>
        <table:table-column table:style-name="Tabula1.B"/>
        <table:table-row table:style-name="Tabula1.1">
          <table:table-cell table:style-name="Tabula1.A1" office:value-type="string">
            <text:list xml:id="list112708982487596" text:continue-numbering="true" text:style-name="L1">
              <text:list-item>
                <text:h text:style-name="P30" text:outline-level="1"><text:span text:style-name="T1">You CAN'T implement simple HTTP server using </text:span>com.sun.net.httpserver.HTTPServer <text:span text:style-name="T44">class</text:span></text:h>
              </text:list-item>
            </text:list>
          </table:table-cell>
          <table:table-cell table:style-name="Tabula1.B1" office:value-type="string">
            <text:list xml:id="list112708473735456" text:continue-numbering="true" text:style-name="L1">
              <text:list-header>
                <text:h text:style-name="P32" text:outline-level="1"/>
              </text:list-header>
            </text:list>
          </table:table-cell>
        </table:table-row>
        <table:table-row table:style-name="Tabula1.1">
          <table:table-cell table:style-name="Tabula1.A1" office:value-type="string">
            <text:list xml:id="list112709050479528" text:continue-numbering="true" text:style-name="L1">
              <text:list-item>
                <text:h text:style-name="P33" text:outline-level="1">Servlet is similar to <text:span text:style-name="T36">A</text:span>pplet, but is executed on server-side</text:h>
              </text:list-item>
            </text:list>
          </table:table-cell>
          <table:table-cell table:style-name="Tabula1.B1" office:value-type="string">
            <text:list xml:id="list112707919247618" text:continue-numbering="true" text:style-name="L1">
              <text:list-header>
                <text:h text:style-name="P34" text:outline-level="1"/>
              </text:list-header>
            </text:list>
          </table:table-cell>
        </table:table-row>
        <table:table-row table:style-name="Tabula1.1">
          <table:table-cell table:style-name="Tabula1.A1" office:value-type="string">
            <text:list xml:id="list112708559877155" text:continue-numbering="true" text:style-name="L1">
              <text:list-item>
                <text:h text:style-name="P35" text:outline-level="1">Java web application server <text:span text:style-name="T37">CAN'T</text:span> <text:span text:style-name="T38">contain</text:span> JSP pages</text:h>
              </text:list-item>
            </text:list>
          </table:table-cell>
          <table:table-cell table:style-name="Tabula1.B1" office:value-type="string">
            <text:list xml:id="list112709068466456" text:continue-numbering="true" text:style-name="L1">
              <text:list-header>
                <text:h text:style-name="P34" text:outline-level="1"/>
              </text:list-header>
            </text:list>
          </table:table-cell>
        </table:table-row>
        <table:table-row table:style-name="Tabula1.1">
          <table:table-cell table:style-name="Tabula1.A1" office:value-type="string">
            <text:list xml:id="list112707261832474" text:continue-numbering="true" text:style-name="L1">
              <text:list-item>
                <text:h text:style-name="P31" text:outline-level="1"><text:span text:style-name="T2">Y</text:span><text:span text:style-name="T3">ou override doGet </text:span><text:span text:style-name="T4">and/or doPost </text:span><text:span text:style-name="T5">methods </text:span><text:span text:style-name="T4">of javax.servlet.http.HttpServlet class </text:span><text:span text:style-name="T5">to implement</text:span><text:span text:style-name="T4"> your custom servlet</text:span></text:h>
              </text:list-item>
            </text:list>
          </table:table-cell>
          <table:table-cell table:style-name="Tabula1.B4" office:value-type="string">
            <text:list xml:id="list112708568962285" text:continue-numbering="true" text:style-name="L1">
              <text:list-header>
                <text:h text:style-name="P34" text:outline-level="1"/>
              </text:list-header>
            </text:list>
          </table:table-cell>
        </table:table-row>
      </table:table>
      <text:list xml:id="list112707648677119" text:continue-numbering="true" text:style-name="L1">
        <text:list-item>
          <text:list>
            <text:list-header>
              <text:p text:style-name="P24"/>
            </text:list-header>
          </text:list>
        </text:list-item>
        <text:list-item>
          <text:p text:style-name="P8">Which is NOT valid property of Java Bean:</text:p>
          <text:list>
            <text:list-item>
              <text:p text:style-name="P8">Bean can be saved in persistent storage</text:p>
            </text:list-item>
            <text:list-item>
              <text:p text:style-name="P8">Bean allow to encapsulate objects</text:p>
            </text:list-item>
            <text:list-item>
              <text:p text:style-name="P10">Bean can have constructor with parameters</text:p>
            </text:list-item>
            <text:list-item>
              <text:p text:style-name="P11">Bean <text:span text:style-name="T18">requires to implement java.io.Serializable or the java.io.Externalizable.</text:span><text:line-break/></text:p>
            </text:list-item>
          </text:list>
        </text:list-item>
        <text:list-item>
          <text:p text:style-name="P13">Which is NOT valid property of POJO:</text:p>
          <text:list>
            <text:list-item>
              <text:p text:style-name="P14">POJO requires <text:span text:style-name="T30">specific</text:span> annotation <text:span text:style-name="T20">in class definition</text:span></text:p>
            </text:list-item>
            <text:list-item>
              <text:p text:style-name="P15">POJO requires to use <text:span text:style-name="T21">private instance variables</text:span></text:p>
            </text:list-item>
            <text:list-item>
              <text:p text:style-name="P16">POJO has less restrictions than Java Bean</text:p>
            </text:list-item>
            <text:list-item>
              <text:p text:style-name="P13">POJO requires <text:span text:style-name="T23">public </text:span>getters/setters for <text:span text:style-name="T22">properties</text:span><text:line-break/></text:p>
            </text:list-item>
          </text:list>
        </text:list-item>
        <text:list-item>
          <text:p text:style-name="P17"><text:span text:style-name="T26">Which are </text:span>valid properties of Spring framework <text:span text:style-name="T26">(mark ALL appropriate):</text:span></text:p>
          <text:list>
            <text:list-item>
              <text:p text:style-name="P18">It <text:span text:style-name="T25">uses MVC architectural pattern</text:span></text:p>
            </text:list-item>
            <text:list-item>
              <text:p text:style-name="P19">It implements Enterprise Java Beans (EJB) API</text:p>
            </text:list-item>
            <text:list-item>
              <text:p text:style-name="P18">It uses dependency injection to maintain lifecycle <text:span text:style-name="T39">of objects</text:span></text:p>
            </text:list-item>
            <text:list-item>
              <text:p text:style-name="P20">It provides support for JDBC, JDO <text:span text:style-name="T24">and</text:span> JPA persistence frameworks<text:line-break/></text:p>
            </text:list-item>
          </text:list>
        </text:list-item>
        <text:list-item>
          <text:p text:style-name="P21"><text:span text:style-name="T26">Which is NOT</text:span> valid properties of Spring <text:span text:style-name="T31">B</text:span>oot framework:</text:p>
          <text:list>
            <text:list-item>
              <text:p text:style-name="P21">It is implemented on <text:span text:style-name="T32">basis</text:span> of Spring framework</text:p>
            </text:list-item>
            <text:list-item>
              <text:p text:style-name="P21">It heavily uses convention over configuration</text:p>
            </text:list-item>
            <text:list-item>
              <text:p text:style-name="P22">It heavily uses annotations <text:span text:style-name="T26">to mark extended properties of written code</text:span></text:p>
            </text:list-item>
            <text:list-item>
              <text:p text:style-name="P23">It heavily uses Java code generation for boilerplate code<text:line-break/><text:soft-page-break/> <text:s/></text:p>
            </text:list-item>
          </text:list>
        </text:list-item>
        <text:list-item>
          <text:p text:style-name="P25">Which <text:span text:style-name="T33">is NOT</text:span> valid propert<text:span text:style-name="T33">y</text:span> of REST architectural pattern:</text:p>
          <text:list>
            <text:list-item>
              <text:p text:style-name="P26">It <text:span text:style-name="T40">defines</text:span> <text:span text:style-name="T34">stateful</text:span> information exchange between client and server</text:p>
            </text:list-item>
            <text:list-item>
              <text:p text:style-name="P25">its abbreviation comes from "REpresentational State Transfer"</text:p>
            </text:list-item>
            <text:list-item>
              <text:p text:style-name="P25">It requires that unique resources and their operations have unique URLs</text:p>
            </text:list-item>
            <text:list-item>
              <text:p text:style-name="P25">It follows <text:span text:style-name="T27">the </text:span>HATEOAS (Hypermedia As The Engine Of Application State) rules</text:p>
            </text:list-item>
          </text:list>
        </text:list-item>
      </text:list>
      <text:p text:style-name="P1"><text:tab/></text:p>
      <text:list xml:id="list112708550847664" text:continue-numbering="true" text:style-name="L1">
        <text:list-item>
          <text:h text:style-name="P36" text:outline-level="1"><text:s/><text:span text:style-name="T29">Which is NOT general approaches of software development methodologies:</text:span></text:h>
          <text:list>
            <text:list-item>
              <text:h text:style-name="P37" text:outline-level="1">Linear methodologies (<text:span text:style-name="T8">W</text:span>aterfall, V-model)</text:h>
            </text:list-item>
            <text:list-item>
              <text:h text:style-name="P37" text:outline-level="1">Iterative methodologies (<text:span text:style-name="T8">XP</text:span>, Scrum)</text:h>
            </text:list-item>
            <text:list-item>
              <text:h text:style-name="P37" text:outline-level="1">Quadratic methodologies (Superpower, 3M+)</text:h>
            </text:list-item>
            <text:list-item>
              <text:h text:style-name="P37" text:outline-level="1">Incremental methodologies (<text:span text:style-name="T8">RUP, </text:span>Mini-Waterfall, Spiral, SDLC)<text:line-break/></text:h>
            </text:list-item>
          </text:list>
        </text:list-item>
        <text:list-item>
          <text:h text:style-name="P38" text:outline-level="1"><text:span text:style-name="T14">Which one of the listed </text:span>phases <text:span text:style-name="T14">do NOT belong to w</text:span>aterfall software development process.</text:h>
          <text:list>
            <text:list-item>
              <text:h text:style-name="P38" text:outline-level="1">Design</text:h>
            </text:list-item>
            <text:list-item>
              <text:h text:style-name="P39" text:outline-level="1">Testing</text:h>
            </text:list-item>
            <text:list-item>
              <text:h text:style-name="P38" text:outline-level="1">Requirements</text:h>
            </text:list-item>
            <text:list-item>
              <text:h text:style-name="P39" text:outline-level="1">Debugging<text:line-break/></text:h>
            </text:list-item>
          </text:list>
        </text:list-item>
        <text:list-item>
          <text:h text:style-name="P39" text:outline-level="1"><text:s/><text:span text:style-name="T9">Prototyping is related to following project management approach. Select the best choice:</text:span></text:h>
          <text:list>
            <text:list-item>
              <text:h text:style-name="P40" text:outline-level="1">Top-down</text:h>
            </text:list-item>
            <text:list-item>
              <text:h text:style-name="P40" text:outline-level="1">Bottom-up</text:h>
            </text:list-item>
            <text:list-item>
              <text:h text:style-name="P40" text:outline-level="1">Both <text:span text:style-name="T11">a and b</text:span></text:h>
            </text:list-item>
            <text:list-item>
              <text:h text:style-name="P40" text:outline-level="1">Neither <text:span text:style-name="T11">a nor b<text:line-break/></text:span></text:h>
            </text:list-item>
          </text:list>
        </text:list-item>
        <text:list-item>
          <text:h text:style-name="P40" text:outline-level="1"><text:s/>Validation is best described as following <text:span text:style-name="T41">(s</text:span>elect the best answer<text:span text:style-name="T41">)</text:span>:</text:h>
          <text:list>
            <text:list-item>
              <text:h text:style-name="P40" text:outline-level="1">Process, where deliveries are checked do pass general rules</text:h>
            </text:list-item>
            <text:list-item>
              <text:h text:style-name="P40" text:outline-level="1">Are you building the right thing?</text:h>
            </text:list-item>
            <text:list-item>
              <text:h text:style-name="P40" text:outline-level="1">Both <text:span text:style-name="T10">a and b.</text:span></text:h>
            </text:list-item>
            <text:list-item>
              <text:h text:style-name="P40" text:outline-level="1">Neither <text:span text:style-name="T10">a nor b.<text:line-break/></text:span></text:h>
            </text:list-item>
          </text:list>
        </text:list-item>
        <text:list-item>
          <text:h text:style-name="P40" text:outline-level="1">Verification is best described as following <text:span text:style-name="T42">(s</text:span>elect the best answer<text:span text:style-name="T42">)</text:span>:</text:h>
          <text:list>
            <text:list-item>
              <text:h text:style-name="P41" text:outline-level="1">"Ugly, but consistent"</text:h>
            </text:list-item>
            <text:list-item>
              <text:h text:style-name="P41" text:outline-level="1">Process, where deliveries are checked against particular <text:span text:style-name="T16">input</text:span> requirements</text:h>
            </text:list-item>
            <text:list-item>
              <text:h text:style-name="P40" text:outline-level="1">Both <text:span text:style-name="T10">a and b.</text:span></text:h>
            </text:list-item>
            <text:list-item>
              <text:h text:style-name="P40" text:outline-level="1">Neither <text:span text:style-name="T10">a nor b.<text:line-break/></text:span></text:h>
            </text:list-item>
          </text:list>
        </text:list-item>
        <text:list-item>
          <text:h text:style-name="P42" text:outline-level="1">Project management methodologies are developed to…Select <text:span text:style-name="T15">the one LEAST correct answer</text:span>:</text:h>
          <text:list>
            <text:list-item>
              <text:h text:style-name="P42" text:outline-level="1">To allow better planning of resources</text:h>
            </text:list-item>
            <text:list-item>
              <text:h text:style-name="P42" text:outline-level="1">To ensure predictable product quality</text:h>
            </text:list-item>
            <text:list-item>
              <text:h text:style-name="P42" text:outline-level="1">To avoid conflicts between team members</text:h>
            </text:list-item>
            <text:list-item>
              <text:h text:style-name="P42" text:outline-level="1">To reduce risks and ensure result in time and budget<text:line-break/></text:h>
            </text:list-item>
          </text:list>
        </text:list-item>
        <text:list-item>
          <text:h text:style-name="P42" text:outline-level="1"><text:s/><text:span text:style-name="T12">ADM stands for… Select best answer:</text:span></text:h>
          <text:list>
            <text:list-item>
              <text:h text:style-name="P43" text:outline-level="1">Accenture Development Methodology</text:h>
            </text:list-item>
            <text:list-item>
              <text:h text:style-name="P43" text:outline-level="1">Accenture Delivery Methods</text:h>
            </text:list-item>
            <text:list-item>
              <text:h text:style-name="P43" text:outline-level="1"><text:soft-page-break/>Accenture Development Methods</text:h>
            </text:list-item>
            <text:list-item>
              <text:h text:style-name="P43" text:outline-level="1">Accenture Delivery Methodology<text:line-break/></text:h>
            </text:list-item>
          </text:list>
        </text:list-item>
        <text:list-item>
          <text:h text:style-name="P43" text:outline-level="1">ADT stands for … Select best answer:</text:h>
          <text:list>
            <text:list-item>
              <text:h text:style-name="P43" text:outline-level="1">Accenture Delivery Toolkit</text:h>
            </text:list-item>
            <text:list-item>
              <text:h text:style-name="P43" text:outline-level="1">Accenture Development Tools</text:h>
            </text:list-item>
            <text:list-item>
              <text:h text:style-name="P43" text:outline-level="1">Accenture Delivery Tools</text:h>
            </text:list-item>
            <text:list-item>
              <text:h text:style-name="P43" text:outline-level="1">Accenture Development Technology<text:line-break/></text:h>
            </text:list-item>
          </text:list>
        </text:list-item>
        <text:list-item>
          <text:h text:style-name="P43" text:outline-level="1"><text:s/><text:span text:style-name="T13">Quality can best be described as …. (select the best option):</text:span></text:h>
          <text:list>
            <text:list-item>
              <text:h text:style-name="P44" text:outline-level="1">Quality is difference between cheap and expensive product</text:h>
            </text:list-item>
            <text:list-item>
              <text:h text:style-name="P44" text:outline-level="1">Quality is guarantee that <text:span text:style-name="T17">p</text:span>roduct will not break</text:h>
            </text:list-item>
            <text:list-item>
              <text:h text:style-name="P44" text:outline-level="1">Quality is marketing trick to suck more money out of stupid people</text:h>
            </text:list-item>
            <text:list-item>
              <text:h text:style-name="P45" text:outline-level="1">Quality is conformance to requirements</text:h>
              <text:p text:style-name="P27"/>
            </text:list-item>
          </text:list>
        </text:list-item>
      </text:list>
      <text:p text:style-name="P4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Arial4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klus_3f_juma" style:display-name="Noklus?juma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kts_20_ar_20_bultu" style:display-name="Objekts ar bultu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s_20_ar_20__3f_nu" style:display-name="Objekts ar ?nu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s_20_bez_20_aizpild_3f_juma" style:display-name="Objekts bez aizpild?juma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s_20_bez_20_aizpild_3f_juma_20_vai_20_l_3f_nijas" style:display-name="Objekts bez aizpild?juma vai l?nijas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matteksts_20_abpusl_3f_dzin_3f_ts" style:display-name="Pamatteksts abpusl?dzin?ts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irm_3f__20_rinda_20_ar_20_atk_3f_pi" style:display-name="Pirm? rinda ar atk?pi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Virsraksts1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Virsraksts2" style:family="paragraph" style:parent-style-name="Noklus_3f_juma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_3f_rl_3f_nija" style:display-name="M?rl?nija" style:family="paragraph" style:parent-style-name="Noklus_3f_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JTM_7e_LT_7e_Gliederung_20_1" style:display-name="JTM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7e_LT_7e_Gliederung_20_2" style:display-name="JTM~LT~Gliederung 2" style:family="paragraph" style:parent-style-name="JTM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TM_7e_LT_7e_Gliederung_20_3" style:display-name="JTM~LT~Gliederung 3" style:family="paragraph" style:parent-style-name="JTM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TM_7e_LT_7e_Gliederung_20_4" style:display-name="JTM~LT~Gliederung 4" style:family="paragraph" style:parent-style-name="JTM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Gliederung_20_5" style:display-name="JTM~LT~Gliederung 5" style:family="paragraph" style:parent-style-name="JTM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Gliederung_20_6" style:display-name="JTM~LT~Gliederung 6" style:family="paragraph" style:parent-style-name="JTM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Gliederung_20_7" style:display-name="JTM~LT~Gliederung 7" style:family="paragraph" style:parent-style-name="JTM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Gliederung_20_8" style:display-name="JTM~LT~Gliederung 8" style:family="paragraph" style:parent-style-name="JTM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Gliederung_20_9" style:display-name="JTM~LT~Gliederung 9" style:family="paragraph" style:parent-style-name="JTM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7e_LT_7e_Titel" style:display-name="JTM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7e_LT_7e_Untertitel" style:display-name="JTM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7e_LT_7e_Notizen" style:display-name="JTM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7e_LT_7e_Hintergrundobjekte" style:display-name="JTM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JTM_7e_LT_7e_Hintergrund" style:display-name="JTM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Apakšvirsraksts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na_20_objekti" style:display-name="Fona objekt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iez_3f_mes" style:display-name="Piez?m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kt_3f_ra_20_1" style:display-name="Strukt?ra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kt_3f_ra_20_2" style:display-name="Strukt?ra 2" style:family="paragraph" style:parent-style-name="Strukt_3f_ra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rukt_3f_ra_20_3" style:display-name="Strukt?ra 3" style:family="paragraph" style:parent-style-name="Strukt_3f_ra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kt_3f_ra_20_4" style:display-name="Strukt?ra 4" style:family="paragraph" style:parent-style-name="Strukt_3f_ra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_3f_ra_20_5" style:display-name="Strukt?ra 5" style:family="paragraph" style:parent-style-name="Strukt_3f_ra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_3f_ra_20_6" style:display-name="Strukt?ra 6" style:family="paragraph" style:parent-style-name="Strukt_3f_ra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_3f_ra_20_7" style:display-name="Strukt?ra 7" style:family="paragraph" style:parent-style-name="Strukt_3f_ra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_3f_ra_20_8" style:display-name="Strukt?ra 8" style:family="paragraph" style:parent-style-name="Strukt_3f_ra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_3f_ra_20_9" style:display-name="Strukt?ra 9" style:family="paragraph" style:parent-style-name="Strukt_3f_ra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_3f_c_3f_gs_20_uzsvars" style:display-name="Sp?c?gs uzsva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izz_3f_mes" style:display-name="Aizz?m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it_3f_ti" style:display-name="Cit?ti" style:family="paragraph" style:default-outline-level="">
      <style:paragraph-properties fo:margin-left="1.764cm" fo:margin-right="1.764cm" fo:margin-top="0cm" fo:margin-bottom="0.88cm" loext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_3f_d_3f_t_3f_js" style:display-name="R?d?t?js" style:family="paragraph" style:default-outline-level="">
      <style:paragraph-properties fo:text-align="start" style:justify-single-word="false" fo:orphans="2" fo:widows="2" style:writing-mode="lr-tb"/>
      <style:text-properties style:font-name="FreeSans" fo:font-family="FreeSan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klus_3f_juma_5f_1" style:display-name="Noklus?juma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_3f_juma_5f_2" style:display-name="Noklus?juma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66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_3f_juma_5f_3" style:display-name="Noklus?juma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_3f_juma_5f_4" style:display-name="Noklus?juma_4" style:family="paragraph" style:default-outline-level=""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1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_3f_juma_5f_5" style:display-name="Noklus?juma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92934" style:text-outline="false" style:text-line-through-style="none" style:text-line-through-type="none" style:font-name="Droid Sans Fallback" fo:font-family="'Droid Sans Fallback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_3f_juma_5f_6" style:display-name="Noklus?juma_6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5f__7e_LT_7e_Gliederung_20_1" style:display-name="JTM_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5f__7e_LT_7e_Gliederung_20_2" style:display-name="JTM_~LT~Gliederung 2" style:family="paragraph" style:parent-style-name="JTM_5f_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TM_5f__7e_LT_7e_Gliederung_20_3" style:display-name="JTM_~LT~Gliederung 3" style:family="paragraph" style:parent-style-name="JTM_5f_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TM_5f__7e_LT_7e_Gliederung_20_4" style:display-name="JTM_~LT~Gliederung 4" style:family="paragraph" style:parent-style-name="JTM_5f__7e_LT_7e_Gliederung_20_3" style:default-outline-level="">
      <style:paragraph-properties fo:margin-left="0cm" fo:margin-right="0cm" fo:margin-top="0cm" fo:margin-bottom="0.1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Gliederung_20_5" style:display-name="JTM_~LT~Gliederung 5" style:family="paragraph" style:parent-style-name="JTM_5f_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Gliederung_20_6" style:display-name="JTM_~LT~Gliederung 6" style:family="paragraph" style:parent-style-name="JTM_5f_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Gliederung_20_7" style:display-name="JTM_~LT~Gliederung 7" style:family="paragraph" style:parent-style-name="JTM_5f_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Gliederung_20_8" style:display-name="JTM_~LT~Gliederung 8" style:family="paragraph" style:parent-style-name="JTM_5f_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Gliederung_20_9" style:display-name="JTM_~LT~Gliederung 9" style:family="paragraph" style:parent-style-name="JTM_5f_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TM_5f__7e_LT_7e_Titel" style:display-name="JTM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5f__7e_LT_7e_Untertitel" style:display-name="JTM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5f__7e_LT_7e_Notizen" style:display-name="JTM_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JTM_5f__7e_LT_7e_Hintergrundobjekte" style:display-name="JTM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JTM_5f__7e_LT_7e_Hintergrund" style:display-name="JTM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klusējuma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kts_20_ar_20_ēnu" style:display-name="Objekts ar ēnu" style:family="paragraph" style:parent-style-name="Noklusējum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s_20_bez_20_aizpildījuma" style:display-name="Objekts bez aizpildījuma" style:family="paragraph" style:parent-style-name="Noklusējum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s_20_bez_20_aizpildījuma_20_vai_20_līnijas" style:display-name="Objekts bez aizpildījuma vai līnijas" style:family="paragraph" style:parent-style-name="Noklusējum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matteksts_20_abpuslīdzināts" style:display-name="Pamatteksts abpuslīdzināts" style:family="paragraph" style:parent-style-name="Noklusējuma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ērlīnija" style:family="paragraph" style:parent-style-name="Noklusējuma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oklusējuma_7e_LT_7e_Gliederung_20_1" style:display-name="Noklusējuma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7e_LT_7e_Gliederung_20_2" style:display-name="Noklusējuma~LT~Gliederung 2" style:family="paragraph" style:parent-style-name="Noklusējuma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Noklusējuma_7e_LT_7e_Gliederung_20_3" style:display-name="Noklusējuma~LT~Gliederung 3" style:family="paragraph" style:parent-style-name="Noklusējuma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oklusējuma_7e_LT_7e_Gliederung_20_4" style:display-name="Noklusējuma~LT~Gliederung 4" style:family="paragraph" style:parent-style-name="Noklusējuma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Gliederung_20_5" style:display-name="Noklusējuma~LT~Gliederung 5" style:family="paragraph" style:parent-style-name="Noklusējuma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Gliederung_20_6" style:display-name="Noklusējuma~LT~Gliederung 6" style:family="paragraph" style:parent-style-name="Noklusējuma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Gliederung_20_7" style:display-name="Noklusējuma~LT~Gliederung 7" style:family="paragraph" style:parent-style-name="Noklusējuma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Gliederung_20_8" style:display-name="Noklusējuma~LT~Gliederung 8" style:family="paragraph" style:parent-style-name="Noklusējuma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Gliederung_20_9" style:display-name="Noklusējuma~LT~Gliederung 9" style:family="paragraph" style:parent-style-name="Noklusējuma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7e_LT_7e_Titel" style:display-name="Noklusējum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7e_LT_7e_Untertitel" style:display-name="Noklusējum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7e_LT_7e_Notizen" style:display-name="Noklusējum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7e_LT_7e_Hintergrundobjekte" style:display-name="Noklusējum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klusējuma_7e_LT_7e_Hintergrund" style:display-name="Noklusējum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iezīm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ktūra_20_1" style:display-name="Struktūra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ktūra_20_2" style:display-name="Struktūra 2" style:family="paragraph" style:parent-style-name="Struktūra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ruktūra_20_3" style:display-name="Struktūra 3" style:family="paragraph" style:parent-style-name="Struktūra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ktūra_20_4" style:display-name="Struktūra 4" style:family="paragraph" style:parent-style-name="Struktūra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ūra_20_5" style:display-name="Struktūra 5" style:family="paragraph" style:parent-style-name="Struktūra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ūra_20_6" style:display-name="Struktūra 6" style:family="paragraph" style:parent-style-name="Struktūra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ūra_20_7" style:display-name="Struktūra 7" style:family="paragraph" style:parent-style-name="Struktūra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ūra_20_8" style:display-name="Struktūra 8" style:family="paragraph" style:parent-style-name="Struktūra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ktūra_20_9" style:display-name="Struktūra 9" style:family="paragraph" style:parent-style-name="Struktūra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klusējuma_5f_1" style:display-name="Noklusējuma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2" style:display-name="Noklusējuma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3" style:display-name="Noklusējuma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5249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4" style:display-name="Noklusējuma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5" style:display-name="Noklusējuma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6" style:display-name="Noklusējuma_6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klusējuma_5f_7" style:display-name="Noklusējuma_7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7e_LT_7e_Gliederung_20_1" style:display-name="Virsraksts1~LT~Gliederung 1" style:family="paragraph" style:default-outline-level="">
      <style:paragraph-properties fo:margin-left="0cm" fo:margin-right="0cm" fo:margin-top="0.27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7e_LT_7e_Gliederung_20_2" style:display-name="Virsraksts1~LT~Gliederung 2" style:family="paragraph" style:parent-style-name="Virsraksts1_7e_LT_7e_Gliederung_20_1" style:default-outline-level="">
      <style:paragraph-properties fo:margin-left="1.399cm" fo:margin-right="0cm" fo:margin-top="0.233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rsraksts1_7e_LT_7e_Gliederung_20_3" style:display-name="Virsraksts1~LT~Gliederung 3" style:family="paragraph" style:parent-style-name="Virsraksts1_7e_LT_7e_Gliederung_20_2" style:default-outline-level="">
      <style:paragraph-properties fo:margin-left="2.799cm" fo:margin-right="0cm" fo:margin-top="0.192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rsraksts1_7e_LT_7e_Gliederung_20_4" style:display-name="Virsraksts1~LT~Gliederung 4" style:family="paragraph" style:parent-style-name="Virsraksts1_7e_LT_7e_Gliederung_20_3" style:default-outline-level="">
      <style:paragraph-properties fo:margin-left="4.198cm" fo:margin-right="0cm" fo:margin-top="0.192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rsraksts1_7e_LT_7e_Gliederung_20_5" style:display-name="Virsraksts1~LT~Gliederung 5" style:family="paragraph" style:parent-style-name="Virsraksts1_7e_LT_7e_Gliederung_20_4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7e_LT_7e_Gliederung_20_6" style:display-name="Virsraksts1~LT~Gliederung 6" style:family="paragraph" style:parent-style-name="Virsraksts1_7e_LT_7e_Gliederung_20_5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7e_LT_7e_Gliederung_20_7" style:display-name="Virsraksts1~LT~Gliederung 7" style:family="paragraph" style:parent-style-name="Virsraksts1_7e_LT_7e_Gliederung_20_6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7e_LT_7e_Gliederung_20_8" style:display-name="Virsraksts1~LT~Gliederung 8" style:family="paragraph" style:parent-style-name="Virsraksts1_7e_LT_7e_Gliederung_20_7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7e_LT_7e_Gliederung_20_9" style:display-name="Virsraksts1~LT~Gliederung 9" style:family="paragraph" style:parent-style-name="Virsraksts1_7e_LT_7e_Gliederung_20_8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7e_LT_7e_Titel" style:display-name="Virsraksts1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7e_LT_7e_Untertitel" style:display-name="Virsraksts1~LT~Untertitel" style:family="paragraph" style:default-outline-level="">
      <style:paragraph-properties fo:margin-left="0cm" fo:margin-right="0cm" fo:margin-top="0.245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7e_LT_7e_Notizen" style:display-name="Virsraksts1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7e_LT_7e_Hintergrundobjekte" style:display-name="Virsraksts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rsraksts1_7e_LT_7e_Hintergrund" style:display-name="Virsraksts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rsraksts1_5f__7e_LT_7e_Gliederung_20_1" style:display-name="Virsraksts1_~LT~Gliederung 1" style:family="paragraph" style:default-outline-level="">
      <style:paragraph-properties fo:margin-left="0cm" fo:margin-right="0cm" fo:margin-top="0.27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5f__7e_LT_7e_Gliederung_20_2" style:display-name="Virsraksts1_~LT~Gliederung 2" style:family="paragraph" style:parent-style-name="Virsraksts1_5f__7e_LT_7e_Gliederung_20_1" style:default-outline-level="">
      <style:paragraph-properties fo:margin-left="1.399cm" fo:margin-right="0cm" fo:margin-top="0.233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rsraksts1_5f__7e_LT_7e_Gliederung_20_3" style:display-name="Virsraksts1_~LT~Gliederung 3" style:family="paragraph" style:parent-style-name="Virsraksts1_5f__7e_LT_7e_Gliederung_20_2" style:default-outline-level="">
      <style:paragraph-properties fo:margin-left="2.799cm" fo:margin-right="0cm" fo:margin-top="0.192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rsraksts1_5f__7e_LT_7e_Gliederung_20_4" style:display-name="Virsraksts1_~LT~Gliederung 4" style:family="paragraph" style:parent-style-name="Virsraksts1_5f__7e_LT_7e_Gliederung_20_3" style:default-outline-level="">
      <style:paragraph-properties fo:margin-left="4.198cm" fo:margin-right="0cm" fo:margin-top="0.192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rsraksts1_5f__7e_LT_7e_Gliederung_20_5" style:display-name="Virsraksts1_~LT~Gliederung 5" style:family="paragraph" style:parent-style-name="Virsraksts1_5f__7e_LT_7e_Gliederung_20_4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5f__7e_LT_7e_Gliederung_20_6" style:display-name="Virsraksts1_~LT~Gliederung 6" style:family="paragraph" style:parent-style-name="Virsraksts1_5f__7e_LT_7e_Gliederung_20_5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5f__7e_LT_7e_Gliederung_20_7" style:display-name="Virsraksts1_~LT~Gliederung 7" style:family="paragraph" style:parent-style-name="Virsraksts1_5f__7e_LT_7e_Gliederung_20_6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5f__7e_LT_7e_Gliederung_20_8" style:display-name="Virsraksts1_~LT~Gliederung 8" style:family="paragraph" style:parent-style-name="Virsraksts1_5f__7e_LT_7e_Gliederung_20_7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5f__7e_LT_7e_Gliederung_20_9" style:display-name="Virsraksts1_~LT~Gliederung 9" style:family="paragraph" style:parent-style-name="Virsraksts1_5f__7e_LT_7e_Gliederung_20_8" style:default-outline-level="">
      <style:paragraph-properties fo:margin-left="5.6cm" fo:margin-right="0cm" fo:margin-top="0.175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rsraksts1_5f__7e_LT_7e_Titel" style:display-name="Virsraksts1_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5f__7e_LT_7e_Untertitel" style:display-name="Virsraksts1_~LT~Untertitel" style:family="paragraph" style:default-outline-level="">
      <style:paragraph-properties fo:margin-left="0cm" fo:margin-right="0cm" fo:margin-top="0.245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5f__7e_LT_7e_Notizen" style:display-name="Virsraksts1_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rsraksts1_5f__7e_LT_7e_Hintergrundobjekte" style:display-name="Virsraksts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rsraksts1_5f__7e_LT_7e_Hintergrund" style:display-name="Virsraksts1_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1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10-31T11:27:06.969285701</dc:date>
    <meta:editing-duration>PT10H3M35S</meta:editing-duration>
    <meta:editing-cycles>262</meta:editing-cycles>
    <meta:generator>LibreOffice/5.2.3.2$Linux_X86_64 LibreOffice_project/20m0$Build-2</meta:generator>
    <dc:creator>Valdis Vītoliņš</dc:creator>
    <meta:document-statistic meta:table-count="1" meta:image-count="0" meta:object-count="0" meta:page-count="3" meta:paragraph-count="87" meta:word-count="617" meta:character-count="3819" meta:non-whitespace-character-count="3350"/>
  </office:meta>
</office:document-meta>
</file>